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78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4.394cm"/>
    </style:style>
    <style:style style:name="co4" style:family="table-column">
      <style:table-column-properties fo:break-before="auto" style:column-width="2.799cm"/>
    </style:style>
    <style:style style:name="co5" style:family="table-column">
      <style:table-column-properties fo:break-before="auto" style:column-width="3.401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4.52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1.127cm"/>
    </style:style>
    <style:style style:name="co10" style:family="table-column">
      <style:table-column-properties fo:break-before="auto" style:column-width="4.367cm"/>
    </style:style>
    <style:style style:name="co11" style:family="table-column">
      <style:table-column-properties fo:break-before="auto" style:column-width="6.53cm"/>
    </style:style>
    <style:style style:name="co12" style:family="table-column">
      <style:table-column-properties fo:break-before="auto" style:column-width="4.919cm"/>
    </style:style>
    <style:style style:name="co13" style:family="table-column">
      <style:table-column-properties fo:break-before="auto" style:column-width="5.355cm"/>
    </style:style>
    <style:style style:name="co14" style:family="table-column">
      <style:table-column-properties fo:break-before="auto" style:column-width="9.114cm"/>
    </style:style>
    <style:style style:name="ro1" style:family="table-row">
      <style:table-row-properties style:row-height="2.039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51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0.877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0.559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wrap-option="wrap" fo:border-left="0.06pt solid #000000" fo:border-right="0.06pt solid #000000" fo:border-top="none" style:vertical-align="top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10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6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7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8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0" style:family="table-cell" style:parent-style-name="Default" style:data-style-name="N10">
      <style:table-cell-properties fo:border-bottom="none" fo:background-color="#cfe7f5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1" style:family="table-cell" style:parent-style-name="Default" style:data-style-name="N10">
      <style:table-cell-properties fo:border-bottom="none" fo:background-color="#cfe7f5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2" style:family="table-cell" style:parent-style-name="Default" style:data-style-name="N10">
      <style:table-cell-properties fo:border-bottom="0.06pt solid #000000" fo:background-color="#cfe7f5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2" style:family="table-cell" style:parent-style-name="Default" style:data-style-name="N9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3" style:family="table-cell" style:parent-style-name="Default" style:data-style-name="N10">
      <style:table-cell-properties fo:background-color="#ffff99"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4" style:family="table-cell" style:parent-style-name="Default" style:data-style-name="N10">
      <style:table-cell-properties fo:border-bottom="none" fo:background-color="#ffcc99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5" style:family="table-cell" style:parent-style-name="Default" style:data-style-name="N10">
      <style:table-cell-properties fo:border-bottom="none" fo:background-color="#ffcc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 style:data-style-name="N37"/>
    <style:style style:name="ce44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fit-to-size="shrink-to-fit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_2" table:style-name="ta1">
        <table:shapes>
          <draw:frame draw:z-index="0" draw:style-name="gr1" draw:text-style-name="P1" svg:width="31.676cm" svg:height="21.877cm" svg:x="5.273cm" svg:y="15.129cm">
            <draw:object draw:notify-on-update-of-ranges="Feuille1_2.C74:Feuille1_2.C84 Feuille1_2.I74:Feuille1_2.I84 Feuille1_2.M85:Feuille1_2.M85 Feuille1_2.L74:Feuille1_2.L84 Feuille1_2.G2:Feuille1_2.G12 Feuille1_2.E85:Feuille1_2.E85 Feuille1_2.E2:Feuille1_2.E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10"/>
        <table:table-column table:style-name="co3" table:default-cell-style-name="ce15"/>
        <table:table-column table:style-name="co4" table:number-columns-repeated="3" table:default-cell-style-name="ce10"/>
        <table:table-column table:style-name="co5" table:default-cell-style-name="ce10"/>
        <table:table-column table:style-name="co4" table:default-cell-style-name="ce10"/>
        <table:table-column table:style-name="co5" table:default-cell-style-name="ce10"/>
        <table:table-column table:style-name="co4" table:default-cell-style-name="ce10"/>
        <table:table-column table:style-name="co6" table:default-cell-style-name="ce10"/>
        <table:table-column table:style-name="co4" table:default-cell-style-name="ce10"/>
        <table:table-column table:style-name="co7" table:default-cell-style-name="ce10"/>
        <table:table-column table:style-name="co8" table:default-cell-style-name="ce10"/>
        <table:table-column table:style-name="co8" table:number-columns-repeated="1010" table:default-cell-style-name="ce6"/>
        <table:table-row table:style-name="ro1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fin</text:p>
          </table:table-cell>
          <table:table-cell table:style-name="ce11" office:value-type="string" calcext:value-type="string">
            <text:p>N° des semaines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ce36"/>
          <table:table-cell table:style-name="ce38" table:number-columns-repeated="1010"/>
        </table:table-row>
        <table:table-row table:style-name="ro2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6-03-02" calcext:value-type="date">
            <text:p>02/03/16</text:p>
          </table:table-cell>
          <table:table-cell table:style-name="ce12"/>
          <table:table-cell table:style-name="ce16" office:value-type="percentage" office:value="0.01" calcext:value-type="percentage">
            <text:p>1%</text:p>
          </table:table-cell>
          <table:table-cell table:style-name="ce20" table:formula="of:=SUM([.D$2:.D2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3"/>
          <table:table-cell table:style-name="ce28"/>
          <table:table-cell table:style-name="ce16"/>
          <table:table-cell table:style-name="ce31"/>
          <table:table-cell table:style-name="ce33"/>
          <table:table-cell table:style-name="ce34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2-16" calcext:value-type="date">
            <text:p>16/12/15</text:p>
          </table:table-cell>
          <table:table-cell table:style-name="ce8"/>
          <table:table-cell table:style-name="ce17" office:value-type="percentage" office:value="0.2" calcext:value-type="percentage">
            <text:p>20%</text:p>
          </table:table-cell>
          <table:table-cell table:style-name="ce21" table:formula="of:=SUM([.D$2:.D3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8" calcext:value-type="float">
            <text:p>8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23" calcext:value-type="date">
            <text:p>23/12/15</text:p>
          </table:table-cell>
          <table:table-cell table:style-name="ce12"/>
          <table:table-cell table:style-name="ce17" office:value-type="percentage" office:value="0.11" calcext:value-type="percentage">
            <text:p>11%</text:p>
          </table:table-cell>
          <table:table-cell table:style-name="ce21" table:formula="of:=SUM([.D$2:.D4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3" calcext:value-type="float">
            <text:p>1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24" calcext:value-type="date">
            <text:p>24/12/15</text:p>
          </table:table-cell>
          <table:table-cell table:style-name="ce13"/>
          <table:table-cell table:style-name="ce17" office:value-type="percentage" office:value="0.3" calcext:value-type="percentage">
            <text:p>30%</text:p>
          </table:table-cell>
          <table:table-cell table:style-name="ce21" table:formula="of:=SUM([.D$2:.D5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14" calcext:value-type="float">
            <text:p>14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3"/>
          <table:table-cell table:style-name="ce17" office:value-type="percentage" office:value="0.02" calcext:value-type="percentage">
            <text:p>2%</text:p>
          </table:table-cell>
          <table:table-cell table:style-name="ce21" table:formula="of:=SUM([.D$2:.D6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2"/>
          <table:table-cell table:style-name="ce17" office:value-type="percentage" office:value="0.07" calcext:value-type="percentage">
            <text:p>7%</text:p>
          </table:table-cell>
          <table:table-cell table:style-name="ce21" table:formula="of:=SUM([.D$2:.D7])" office:value-type="percentage" office:value="0.71" calcext:value-type="percentage">
            <text:p>71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2"/>
          <table:table-cell table:style-name="ce17" office:value-type="percentage" office:value="0.1" calcext:value-type="percentage">
            <text:p>10%</text:p>
          </table:table-cell>
          <table:table-cell table:style-name="ce21" table:formula="of:=SUM([.D$2:.D8])" office:value-type="percentage" office:value="0.81" calcext:value-type="percentage">
            <text:p>81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1" calcext:value-type="float">
            <text:p>21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8" calcext:value-type="date">
            <text:p>28/01/16</text:p>
          </table:table-cell>
          <table:table-cell table:style-name="ce12"/>
          <table:table-cell table:style-name="ce17" office:value-type="percentage" office:value="0.05" calcext:value-type="percentage">
            <text:p>5%</text:p>
          </table:table-cell>
          <table:table-cell table:style-name="ce21" table:formula="of:=SUM([.D$2:.D9])" office:value-type="percentage" office:value="0.86" calcext:value-type="percentage">
            <text:p>86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3" calcext:value-type="float">
            <text:p>2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7" calcext:value-type="date">
            <text:p>17/02/16</text:p>
          </table:table-cell>
          <table:table-cell table:style-name="ce12"/>
          <table:table-cell table:style-name="ce17" office:value-type="percentage" office:value="0.06" calcext:value-type="percentage">
            <text:p>6%</text:p>
          </table:table-cell>
          <table:table-cell table:style-name="ce21" table:formula="of:=SUM([.D$2:.D10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7" calcext:value-type="float">
            <text:p>2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19" calcext:value-type="date">
            <text:p>19/02/16</text:p>
          </table:table-cell>
          <table:table-cell table:style-name="ce12"/>
          <table:table-cell table:style-name="ce17" office:value-type="percentage" office:value="0.08" calcext:value-type="percentage">
            <text:p>8%</text:p>
          </table:table-cell>
          <table:table-cell table:style-name="ce21" table:formula="of:=SUM([.D$2:.D11])" office:value-type="percentage" office:value="1" calcext:value-type="percentage">
            <text:p>100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9" calcext:value-type="float">
            <text:p>29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3-02" calcext:value-type="date">
            <text:p>02/03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2" table:formula="of:=SUM([.D$2:.D12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30" office:value-type="float" office:value="33" calcext:value-type="float">
            <text:p>33</text:p>
          </table:table-cell>
          <table:table-cell table:style-name="ce25"/>
          <table:table-cell table:style-name="ce30"/>
          <table:table-cell table:style-name="ce18"/>
          <table:table-cell table:style-name="ce32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4" table:number-columns-repeated="4"/>
          <table:table-cell table:style-name="ce4" office:value-type="string" calcext:value-type="string">
            <text:p>Prévue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Réalisé</text:p>
          </table:table-cell>
          <table:table-cell table:style-name="ce4" table:number-columns-repeated="1011"/>
        </table:table-row>
        <table:table-row table:style-name="ro3">
          <table:table-cell table:style-name="ce5" table:number-columns-repeated="1024"/>
        </table:table-row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 table:number-rows-repeated="4">
          <table:table-cell table:style-name="ce5"/>
          <table:table-cell/>
          <table:table-cell table:style-name="ce6"/>
          <table:table-cell table:number-columns-repeated="1021"/>
        </table:table-row>
        <table:table-row table:style-name="ro3" table:number-rows-repeated="7">
          <table:table-cell table:style-name="ce5"/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5"/>
          <table:table-cell table:style-name="ce26"/>
          <table:table-cell table:style-name="ce19"/>
          <table:table-cell table:number-columns-repeated="1017"/>
        </table:table-row>
        <table:table-row table:style-name="ro3">
          <table:table-cell table:number-columns-repeated="5"/>
          <table:table-cell table:style-name="ce27"/>
          <table:table-cell table:style-name="ce19"/>
          <table:table-cell table:number-columns-repeated="1017"/>
        </table:table-row>
        <table:table-row table:style-name="ro3" table:number-rows-repeated="23">
          <table:table-cell table:number-columns-repeated="3"/>
          <table:table-cell table:style-name="ce19"/>
          <table:table-cell/>
          <table:table-cell table:style-name="ce27"/>
          <table:table-cell table:style-name="ce19"/>
          <table:table-cell table:number-columns-repeated="1017"/>
        </table:table-row>
        <table:table-row table:style-name="ro3">
          <table:table-cell table:number-columns-repeated="3"/>
          <table:table-cell table:style-name="ce19"/>
          <table:table-cell table:number-columns-repeated="2"/>
          <table:table-cell table:style-name="ce19"/>
          <table:table-cell table:number-columns-repeated="1017"/>
        </table:table-row>
        <table:table-row table:style-name="ro4" table:number-rows-repeated="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 table:number-rows-repeated="12">
          <table:table-cell table:number-columns-repeated="1024"/>
        </table:table-row>
        <table:table-row table:style-name="ro6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début</text:p>
          </table:table-cell>
          <table:table-cell table:style-name="ce11" office:value-type="string" calcext:value-type="string">
            <text:p>Date de fin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Default" table:number-columns-repeated="4"/>
          <table:table-cell table:number-columns-repeated="1007"/>
        </table:table-row>
        <table:table-row table:style-name="ro7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12" office:value-type="string" calcext:value-type="string">
            <text:p>02/03/16</text:p>
          </table:table-cell>
          <table:table-cell table:style-name="ce16" office:value-type="percentage" office:value="0.01" calcext:value-type="percentage">
            <text:p>1%</text:p>
          </table:table-cell>
          <table:table-cell table:style-name="ce20" table:formula="of:=SUM([.D$74:.D74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table:formula="of:=SUM ([.F$74:.F74])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6" office:value-type="percentage" office:value="0.45" calcext:value-type="percentage">
            <text:p>45%</text:p>
          </table:table-cell>
          <table:table-cell table:style-name="ce31" table:formula="of:=IF([.J74]=1;1;0)" office:value-type="boolean" office:boolean-value="false" calcext:value-type="boolean">
            <text:p>FAUX</text:p>
          </table:table-cell>
          <table:table-cell table:style-name="ce33" table:formula="of:=[.D74]*[.J74]" office:value-type="percentage" office:value="0.0045" calcext:value-type="percentage">
            <text:p>0%</text:p>
          </table:table-cell>
          <table:table-cell table:style-name="ce34" table:formula="of:=SUM([.J$74:.J74])" office:value-type="percentage" office:value="0.45" calcext:value-type="percentage">
            <text:p>45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8" office:value-type="date" office:date-value="2015-12-18" calcext:value-type="date">
            <text:p>18/12/15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20" table:formula="of:=SUM([.D$74:.D75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SUM ([.F$74:.F75])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5]=1;1;0)" office:value-type="boolean" office:boolean-value="true" calcext:value-type="boolean">
            <text:p>VRAI</text:p>
          </table:table-cell>
          <table:table-cell table:style-name="ce33" table:formula="of:=[.D75]*[.J75]+[.L74]" office:value-type="percentage" office:value="0.2045" calcext:value-type="percentage">
            <text:p>20%</text:p>
          </table:table-cell>
          <table:table-cell table:style-name="ce35" table:formula="of:=IF([.K75];[.D75]*[.J75];0)+[.M74]" office:value-type="percentage" office:value="0.65" calcext:value-type="percentage">
            <text:p>65%</text:p>
          </table:table-cell>
          <table:table-cell table:style-name="Default" table:number-columns-repeated="4"/>
          <table:table-cell table:number-columns-repeated="1007"/>
        </table:table-row>
        <table:table-row table:style-name="ro8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12" office:value-type="string" calcext:value-type="string">
            <text:p>18/01/16</text:p>
          </table:table-cell>
          <table:table-cell table:style-name="ce17" office:value-type="percentage" office:value="0.11" calcext:value-type="percentage">
            <text:p>11%</text:p>
          </table:table-cell>
          <table:table-cell table:style-name="ce20" table:formula="of:=SUM([.D$74:.D76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76])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4" calcext:value-type="float">
            <text:p>1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6]=1;1;0)" office:value-type="boolean" office:boolean-value="true" calcext:value-type="boolean">
            <text:p>VRAI</text:p>
          </table:table-cell>
          <table:table-cell table:style-name="ce33" table:formula="of:=[.D76]*[.J76]+[.L75]" office:value-type="percentage" office:value="0.3145" calcext:value-type="percentage">
            <text:p>31%</text:p>
          </table:table-cell>
          <table:table-cell table:style-name="ce35" table:formula="of:=IF([.K76];[.D76]*[.J76];0)+[.M75]" office:value-type="percentage" office:value="0.76" calcext:value-type="percentage">
            <text:p>76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20" table:formula="of:=SUM([.D$74:.D77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7])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float" office:value="16" calcext:value-type="float">
            <text:p>16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7]=1;1;0)" office:value-type="boolean" office:boolean-value="true" calcext:value-type="boolean">
            <text:p>VRAI</text:p>
          </table:table-cell>
          <table:table-cell table:style-name="ce33" table:formula="of:=[.D77]*[.J77]+[.L76]" office:value-type="percentage" office:value="0.6145" calcext:value-type="percentage">
            <text:p>61%</text:p>
          </table:table-cell>
          <table:table-cell table:style-name="ce35" table:formula="of:=IF([.K77];[.D77]*[.J77];0)+[.M76]" office:value-type="percentage" office:value="1.06" calcext:value-type="percentage">
            <text:p>106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19" calcext:value-type="date">
            <text:p>19/01/16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7" office:value-type="percentage" office:value="0.02" calcext:value-type="percentage">
            <text:p>2%</text:p>
          </table:table-cell>
          <table:table-cell table:style-name="ce20" table:formula="of:=SUM([.D$74:.D78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8" table:formula="of:=SUM ([.F$74:.F78])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9" calcext:value-type="float">
            <text:p>19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8]*[.J78]+[.L77]" office:value-type="percentage" office:value="0.6345" calcext:value-type="percentage">
            <text:p>63%</text:p>
          </table:table-cell>
          <table:table-cell table:style-name="ce35" table:formula="of:=IF([.K78];[.D78]*[.J78];0)+[.M77]" office:value-type="percentage" office:value="1.08" calcext:value-type="percentage">
            <text:p>108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5" calcext:value-type="date">
            <text:p>25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5" calcext:value-type="percentage">
            <text:p>5%</text:p>
          </table:table-cell>
          <table:table-cell table:style-name="ce20" table:formula="of:=SUM([.D$74:.D79])" office:value-type="percentage" office:value="0.69" calcext:value-type="percentage">
            <text:p>69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9])" office:value-type="float" office:value="29" calcext:value-type="float">
            <text:p>29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3" calcext:value-type="float">
            <text:p>23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9]*[.J79]+[.L78]" office:value-type="percentage" office:value="0.6845" calcext:value-type="percentage">
            <text:p>68%</text:p>
          </table:table-cell>
          <table:table-cell table:style-name="ce35" table:formula="of:=IF([.K79];[.D79]*[.J79];0)+[.M78]" office:value-type="percentage" office:value="1.13" calcext:value-type="percentage">
            <text:p>113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7" calcext:value-type="percentage">
            <text:p>7%</text:p>
          </table:table-cell>
          <table:table-cell table:style-name="ce20" table:formula="of:=SUM([.D$74:.D80])" office:value-type="percentage" office:value="0.76" calcext:value-type="percentage">
            <text:p>76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80])" office:value-type="float" office:value="34" calcext:value-type="float">
            <text:p>34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24" calcext:value-type="float">
            <text:p>2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0]=1;1;0)" office:value-type="boolean" office:boolean-value="true" calcext:value-type="boolean">
            <text:p>VRAI</text:p>
          </table:table-cell>
          <table:table-cell table:style-name="ce33" table:formula="of:=[.D80]*[.J80]+[.L79]" office:value-type="percentage" office:value="0.7545" calcext:value-type="percentage">
            <text:p>75%</text:p>
          </table:table-cell>
          <table:table-cell table:style-name="ce35" table:formula="of:=IF([.K80];[.D80]*[.J80];0)+[.M79]" office:value-type="percentage" office:value="1.2" calcext:value-type="percentage">
            <text:p>120%</text:p>
          </table:table-cell>
          <table:table-cell table:style-name="Default" table:number-columns-repeated="4"/>
          <table:table-cell table:number-columns-repeated="1007"/>
        </table:table-row>
        <table:table-row table:style-name="ro10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1-28" calcext:value-type="date">
            <text:p>28/01/16</text:p>
          </table:table-cell>
          <table:table-cell table:style-name="ce12"/>
          <table:table-cell table:style-name="ce17" office:value-type="percentage" office:value="0.1" calcext:value-type="percentage">
            <text:p>10%</text:p>
          </table:table-cell>
          <table:table-cell table:style-name="ce20" table:formula="of:=SUM([.D$74:.D81])" office:value-type="percentage" office:value="0.86" calcext:value-type="percentage">
            <text:p>86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1])" office:value-type="float" office:value="38" calcext:value-type="float">
            <text:p>38</text:p>
          </table:table-cell>
          <table:table-cell table:style-name="ce24" office:value-type="float" office:value="0" calcext:value-type="float">
            <text:p>0</text:p>
          </table:table-cell>
          <table:table-cell table:style-name="ce29" office:value-type="float" office:value="24" calcext:value-type="float">
            <text:p>24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31" table:formula="of:=IF([.J81]=1;1;0)" office:value-type="boolean" office:boolean-value="false" calcext:value-type="boolean">
            <text:p>FAUX</text:p>
          </table:table-cell>
          <table:table-cell table:style-name="ce33" table:formula="of:=[.D81]*[.J81]+[.L80]" office:value-type="percentage" office:value="0.7545" calcext:value-type="percentage">
            <text:p>75%</text:p>
          </table:table-cell>
          <table:table-cell table:style-name="ce35" table:formula="of:=IF([.K81];[.D81]*[.J81];0)+[.M80]" office:value-type="percentage" office:value="1.2" calcext:value-type="percentage">
            <text:p>120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1-29" calcext:value-type="date">
            <text:p>29/01/16</text:p>
          </table:table-cell>
          <table:table-cell table:style-name="ce12"/>
          <table:table-cell table:style-name="ce17" office:value-type="percentage" office:value="0.06" calcext:value-type="percentage">
            <text:p>6%</text:p>
          </table:table-cell>
          <table:table-cell table:style-name="ce20" table:formula="of:=SUM([.D$74:.D82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2])" office:value-type="float" office:value="42" calcext:value-type="float">
            <text:p>42</text:p>
          </table:table-cell>
          <table:table-cell table:style-name="ce24" office:value-type="float" office:value="0" calcext:value-type="float">
            <text:p>0</text:p>
          </table:table-cell>
          <table:table-cell table:style-name="ce29" office:value-type="float" office:value="24" calcext:value-type="float">
            <text:p>24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31" table:formula="of:=IF([.J82]=1;1;0)" office:value-type="boolean" office:boolean-value="false" calcext:value-type="boolean">
            <text:p>FAUX</text:p>
          </table:table-cell>
          <table:table-cell table:style-name="ce33" table:formula="of:=[.D82]*[.J82]+[.L81]" office:value-type="percentage" office:value="0.7545" calcext:value-type="percentage">
            <text:p>75%</text:p>
          </table:table-cell>
          <table:table-cell table:style-name="ce35" table:formula="of:=IF([.K82];[.D82]*[.J82];0)+[.M81]" office:value-type="percentage" office:value="1.2" calcext:value-type="percentage">
            <text:p>120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18" calcext:value-type="date">
            <text:p>18/02/16</text:p>
          </table:table-cell>
          <table:table-cell table:style-name="ce12"/>
          <table:table-cell table:style-name="ce17" office:value-type="percentage" office:value="0.08" calcext:value-type="percentage">
            <text:p>8%</text:p>
          </table:table-cell>
          <table:table-cell table:style-name="ce20" table:formula="of:=SUM([.D$74:.D83])" office:value-type="percentage" office:value="1" calcext:value-type="percentage">
            <text:p>100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3])" office:value-type="float" office:value="46" calcext:value-type="float">
            <text:p>46</text:p>
          </table:table-cell>
          <table:table-cell table:style-name="ce24" office:value-type="float" office:value="0" calcext:value-type="float">
            <text:p>0</text:p>
          </table:table-cell>
          <table:table-cell table:style-name="ce29" office:value-type="float" office:value="24" calcext:value-type="float">
            <text:p>24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31" table:formula="of:=IF([.J83]=1;1;0)" office:value-type="boolean" office:boolean-value="false" calcext:value-type="boolean">
            <text:p>FAUX</text:p>
          </table:table-cell>
          <table:table-cell table:style-name="ce33" table:formula="of:=[.D83]*[.J83]+[.L82]" office:value-type="percentage" office:value="0.7545" calcext:value-type="percentage">
            <text:p>75%</text:p>
          </table:table-cell>
          <table:table-cell table:style-name="ce35" table:formula="of:=IF([.K83];[.D83]*[.J83];0)+[.M82]" office:value-type="percentage" office:value="1.2" calcext:value-type="percentage">
            <text:p>120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2-26" calcext:value-type="date">
            <text:p>26/02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0" table:formula="of:=SUM([.D$74:.D84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28" table:formula="of:=SUM ([.F$74:.F84])" office:value-type="float" office:value="50" calcext:value-type="float">
            <text:p>50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24" calcext:value-type="float">
            <text:p>24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2" table:formula="of:=IF([.J84]=1;1;0)" office:value-type="boolean" office:boolean-value="false" calcext:value-type="boolean">
            <text:p>FAUX</text:p>
          </table:table-cell>
          <table:table-cell table:style-name="ce33" table:formula="of:=[.D84]*[.J84]+[.L83]" office:value-type="percentage" office:value="0.7545" calcext:value-type="percentage">
            <text:p>75%</text:p>
          </table:table-cell>
          <table:table-cell table:style-name="ce35" table:formula="of:=IF([.K84];[.D84]*[.J84];0)+[.M83]" office:value-type="percentage" office:value="1.2" calcext:value-type="percentage">
            <text:p>120%</text:p>
          </table:table-cell>
          <table:table-cell table:style-name="Default" table:number-columns-repeated="4"/>
          <table:table-cell table:number-columns-repeated="1007"/>
        </table:table-row>
        <table:table-row table:style-name="ro11">
          <table:table-cell table:style-name="ce4" table:number-columns-repeated="4"/>
          <table:table-cell table:style-name="ce4" office:value-type="string" calcext:value-type="string">
            <text:p>Prévue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Réalisé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12" table:number-rows-repeated="2">
          <table:table-cell table:style-name="Default" table:number-columns-repeated="1024"/>
        </table:table-row>
        <table:table-row table:style-name="ro4" table:number-rows-repeated="104848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euille1" table:style-name="ta1">
        <table:shapes>
          <draw:frame draw:z-index="0" draw:style-name="gr2" draw:text-style-name="P1" svg:width="32.957cm" svg:height="19.075cm" svg:x="8.638cm" svg:y="8.543cm">
            <draw:object draw:notify-on-update-of-ranges="Feuille1.D2:Feuille1.D13 Feuille1.F2:Feuille1.F13 Feuille1.G1:Feuille1.G1 Feuille1.G2:Feuille1.G13 Feuille1.H2:Feuille1.H13 Feuille1.J1:Feuille1.J1 Feuille1.J2:Feuille1.J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0" table:number-columns-repeated="2" table:default-cell-style-name="ce39"/>
        <table:table-column table:style-name="co3" table:default-cell-style-name="ce42"/>
        <table:table-column table:style-name="co3" table:default-cell-style-name="ce39"/>
        <table:table-column table:style-name="co11" table:default-cell-style-name="ce39"/>
        <table:table-column table:style-name="co12" table:default-cell-style-name="ce39"/>
        <table:table-column table:style-name="co11" table:number-columns-repeated="2" table:default-cell-style-name="ce39"/>
        <table:table-column table:style-name="co13" table:default-cell-style-name="ce39"/>
        <table:table-column table:style-name="co14" table:default-cell-style-name="ce39"/>
        <table:table-column table:style-name="co8" table:number-columns-repeated="1013" table:default-cell-style-name="Default"/>
        <table:table-row table:style-name="ro12">
          <table:table-cell table:style-name="ce39" office:value-type="string" calcext:value-type="string">
            <text:p>Taches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Avancement Difficultés</text:p>
          </table:table-cell>
          <table:table-cell office:value-type="string" calcext:value-type="string">
            <text:p>N° des semaines</text:p>
          </table:table-cell>
          <table:table-cell office:value-type="string" calcext:value-type="string">
            <text:p>Temps de travail prévu</text:p>
          </table:table-cell>
          <table:table-cell office:value-type="string" calcext:value-type="string">
            <text:p>Temps de travail cumulé</text:p>
          </table:table-cell>
          <table:table-cell office:value-type="string" calcext:value-type="string">
            <text:p>Avancement cumulé</text:p>
          </table:table-cell>
          <table:table-cell office:value-type="string" calcext:value-type="string">
            <text:p>Temps de travail réel</text:p>
          </table:table-cell>
          <table:table-cell office:value-type="string" calcext:value-type="string">
            <text:p>Avancement réalisé</text:p>
          </table:table-cell>
          <table:table-cell office:value-type="string" calcext:value-type="string">
            <text:p>Avancement réalisé cumulé</text:p>
          </table:table-cell>
          <table:table-cell office:value-type="string" calcext:value-type="string">
            <text:p><text:s/>Tous les avancements sont donnés en pourcentage</text:p>
          </table:table-cell>
          <table:table-cell table:style-name="ce39" table:number-columns-repeated="1013"/>
        </table:table-row>
        <table:table-row table:style-name="ro12">
          <table:table-cell office:value-type="string" calcext:value-type="string">
            <text:p>Début</text:p>
          </table:table-cell>
          <table:table-cell table:style-name="ce40" office:value-type="date" office:date-value="2015-11-04" calcext:value-type="date">
            <text:p>04/11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11/15 – 20/11/15</text:p>
          </table:table-cell>
          <table:table-cell office:value-type="float" office:value="0" calcext:value-type="float">
            <text:p>0</text:p>
          </table:table-cell>
          <table:table-cell table:formula="of:=SUM([.E2:.E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Conception</text:p>
          </table:table-cell>
          <table:table-cell table:style-name="ce40" office:value-type="date" office:date-value="2015-12-16" calcext:value-type="date">
            <text:p>16/12/15</text:p>
          </table:table-cell>
          <table:table-cell office:value-type="float" office:value="20" calcext:value-type="float">
            <text:p>20</text:p>
          </table:table-cell>
          <table:table-cell table:style-name="ce43" office:value-type="string" calcext:value-type="string">
            <text:p>15/12/15 – 18/12/15</text:p>
          </table:table-cell>
          <table:table-cell office:value-type="float" office:value="8" calcext:value-type="float">
            <text:p>8</text:p>
          </table:table-cell>
          <table:table-cell table:formula="of:=SUM([.E2:.E3])" office:value-type="float" office:value="8" calcext:value-type="float">
            <text:p>8</text:p>
          </table:table-cell>
          <table:table-cell table:formula="of:=SUM([.C2:.C3]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SUM([.I2:.I3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Interface minimale</text:p>
          </table:table-cell>
          <table:table-cell table:style-name="ce40" office:value-type="date" office:date-value="2015-12-23" calcext:value-type="date">
            <text:p>23/12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/12/15 – 24/12/15</text:p>
          </table:table-cell>
          <table:table-cell office:value-type="float" office:value="5" calcext:value-type="float">
            <text:p>5</text:p>
          </table:table-cell>
          <table:table-cell table:formula="of:=SUM([.E2:.E4])" office:value-type="float" office:value="13" calcext:value-type="float">
            <text:p>13</text:p>
          </table:table-cell>
          <table:table-cell table:formula="of:=SUM([.C2:.C4])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4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Réalisation noyau minimal fonctionnel</text:p>
          </table:table-cell>
          <table:table-cell table:style-name="ce40" office:value-type="date" office:date-value="2015-12-24" calcext:value-type="date">
            <text:p>24/12/15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28/12/15 – 31/12/15</text:p>
          </table:table-cell>
          <table:table-cell office:value-type="float" office:value="6" calcext:value-type="float">
            <text:p>6</text:p>
          </table:table-cell>
          <table:table-cell table:formula="of:=SUM([.E2:.E5])" office:value-type="float" office:value="19" calcext:value-type="float">
            <text:p>19</text:p>
          </table:table-cell>
          <table:table-cell table:formula="of:=SUM([.C2:.C5])"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5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mélioration IHM</text:p>
          </table:table-cell>
          <table:table-cell table:style-name="ce40" office:value-type="date" office:date-value="2016-01-20" calcext:value-type="date">
            <text:p>20/01/1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8/01/16 – 22/01/16</text:p>
          </table:table-cell>
          <table:table-cell office:value-type="float" office:value="3" calcext:value-type="float">
            <text:p>3</text:p>
          </table:table-cell>
          <table:table-cell table:formula="of:=SUM([.E2:.E6])" office:value-type="float" office:value="22" calcext:value-type="float">
            <text:p>22</text:p>
          </table:table-cell>
          <table:table-cell table:formula="of:=SUM([.C2:.C6])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6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jout fonctionnalités</text:p>
          </table:table-cell>
          <table:table-cell table:style-name="ce40" office:value-type="date" office:date-value="2016-01-20" calcext:value-type="date">
            <text:p>20/01/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/01/16 – 29/01/16</text:p>
          </table:table-cell>
          <table:table-cell office:value-type="float" office:value="5" calcext:value-type="float">
            <text:p>5</text:p>
          </table:table-cell>
          <table:table-cell table:formula="of:=SUM([.E2:.E7])" office:value-type="float" office:value="27" calcext:value-type="float">
            <text:p>27</text:p>
          </table:table-cell>
          <table:table-cell table:formula="of:=SUM([.C2:.C7])"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7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Dessin à main levée méridienne</text:p>
          </table:table-cell>
          <table:table-cell table:style-name="ce40" office:value-type="date" office:date-value="2016-01-26" calcext:value-type="date">
            <text:p>26/01/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2/16 – 19/02/16</text:p>
          </table:table-cell>
          <table:table-cell office:value-type="float" office:value="4" calcext:value-type="float">
            <text:p>4</text:p>
          </table:table-cell>
          <table:table-cell table:formula="of:=SUM([.E2:.E8])" office:value-type="float" office:value="31" calcext:value-type="float">
            <text:p>31</text:p>
          </table:table-cell>
          <table:table-cell table:formula="of:=SUM([.C2:.C8])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8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mélioration IHM</text:p>
          </table:table-cell>
          <table:table-cell table:style-name="ce40" office:value-type="date" office:date-value="2016-01-28" calcext:value-type="date">
            <text:p>28/01/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/02/16 – 26/02/16</text:p>
          </table:table-cell>
          <table:table-cell office:value-type="float" office:value="6" calcext:value-type="float">
            <text:p>6</text:p>
          </table:table-cell>
          <table:table-cell table:formula="of:=SUM([.E2:.E9])" office:value-type="float" office:value="37" calcext:value-type="float">
            <text:p>37</text:p>
          </table:table-cell>
          <table:table-cell table:formula="of:=SUM([.C2:.C9])"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9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Gestion de données</text:p>
          </table:table-cell>
          <table:table-cell table:style-name="ce40" office:value-type="date" office:date-value="2016-02-17" calcext:value-type="date">
            <text:p>17/02/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7/03/16 – 11/03/16</text:p>
          </table:table-cell>
          <table:table-cell office:value-type="float" office:value="4" calcext:value-type="float">
            <text:p>4</text:p>
          </table:table-cell>
          <table:table-cell table:formula="of:=SUM([.E2:.E10])" office:value-type="float" office:value="41" calcext:value-type="float">
            <text:p>41</text:p>
          </table:table-cell>
          <table:table-cell table:formula="of:=SUM([.C2:.C10])"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0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mélioration IHM</text:p>
          </table:table-cell>
          <table:table-cell table:style-name="ce40" office:value-type="date" office:date-value="2016-02-19" calcext:value-type="date">
            <text:p>19/02/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/03/16 – 18/03/16</text:p>
          </table:table-cell>
          <table:table-cell office:value-type="float" office:value="4" calcext:value-type="float">
            <text:p>4</text:p>
          </table:table-cell>
          <table:table-cell table:formula="of:=SUM([.E2:.E11])" office:value-type="float" office:value="45" calcext:value-type="float">
            <text:p>45</text:p>
          </table:table-cell>
          <table:table-cell table:formula="of:=SUM([.C2:.C11])"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1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jout des courbes par l'utilisateur</text:p>
          </table:table-cell>
          <table:table-cell table:style-name="ce40" office:value-type="date" office:date-value="2016-03-02" calcext:value-type="date">
            <text:p>02/03/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2:.E12])" office:value-type="float" office:value="49" calcext:value-type="float">
            <text:p>49</text:p>
          </table:table-cell>
          <table:table-cell table:formula="of:=SUM([.C2:.C12])"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2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Documentation, Aide utilisateur et tests</text:p>
          </table:table-cell>
          <table:table-cell table:style-name="ce40" office:value-type="date" office:date-value="2016-03-02" calcext:value-type="date">
            <text:p>02/03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2:.E13])" office:value-type="float" office:value="50" calcext:value-type="float">
            <text:p>50</text:p>
          </table:table-cell>
          <table:table-cell table:formula="of:=SUM([.C2:.C13])"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3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Total</text:p>
          </table:table-cell>
          <table:table-cell/>
          <table:table-cell table:formula="of:=SUM([.C2:.C13])" office:value-type="float" office:value="105" calcext:value-type="float">
            <text:p>105</text:p>
          </table:table-cell>
          <table:table-cell table:style-name="Default"/>
          <table:table-cell table:number-columns-repeated="2"/>
          <table:table-cell table:formula="of:=SUM([.C2:.C13])" office:value-type="float" office:value="105" calcext:value-type="float">
            <text:p>105</text:p>
          </table:table-cell>
          <table:table-cell table:number-columns-repeated="2"/>
          <table:table-cell table:formula="of:=SUM([.I2:.I14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2">
          <table:table-cell table:number-columns-repeated="3"/>
          <table:table-cell table:style-name="Default"/>
          <table:table-cell/>
          <table:table-cell office:value-type="string" calcext:value-type="string">
            <text:p>Semaine de travail au lieu du temps</text:p>
          </table:table-cell>
          <table:table-cell table:number-columns-repeated="1018"/>
        </table:table-row>
        <table:table-row table:style-name="ro13">
          <table:table-cell table:number-columns-repeated="3"/>
          <table:table-cell table:style-name="Default"/>
          <table:table-cell table:number-columns-repeated="1020"/>
        </table:table-row>
        <table:table-row table:style-name="ro12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&lt;</text:p>
          </table:table-cell>
          <table:table-cell table:number-columns-repeated="1016"/>
        </table:table-row>
        <table:table-row table:style-name="ro12">
          <table:table-cell table:number-columns-repeated="3"/>
          <table:table-cell office:value-type="string" calcext:value-type="string">
            <text:p>S3 Mars</text:p>
          </table:table-cell>
          <table:table-cell table:number-columns-repeated="1020"/>
        </table:table-row>
        <table:table-row table:style-name="ro12" table:number-rows-repeated="9">
          <table:table-cell table:number-columns-repeated="1024"/>
        </table:table-row>
        <table:table-row table:style-name="ro12">
          <table:table-cell table:number-columns-repeated="4"/>
          <table:table-cell table:style-name="ce40"/>
          <table:table-cell table:style-name="ce41"/>
          <table:table-cell table:number-columns-repeated="1018"/>
        </table:table-row>
        <table:table-row table:style-name="ro12">
          <table:table-cell table:number-columns-repeated="4"/>
          <table:table-cell table:style-name="ce44"/>
          <table:table-cell table:style-name="ce41"/>
          <table:table-cell table:number-columns-repeated="1018"/>
        </table:table-row>
        <table:table-row table:style-name="ro12" table:number-rows-repeated="8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13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12" table:number-rows-repeated="14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12">
          <table:table-cell table:number-columns-repeated="2"/>
          <table:table-cell table:style-name="ce41"/>
          <table:table-cell table:number-columns-repeated="2"/>
          <table:table-cell table:style-name="ce41"/>
          <table:table-cell table:number-columns-repeated="1018"/>
        </table:table-row>
        <table:table-row table:style-name="ro12" table:number-rows-repeated="1048520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_2.A73:Feuille1_2.G85">
          <table:sort>
            <table:sort-by table:field-number="3" table:data-type="automatic"/>
          </table:sort>
        </table:database-range>
        <table:database-range table:name="__Anonymous_Sheet_DB__1" table:target-range-address="Feuille1.A1:Feuille1.F1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0000-00-00T18:03:01.7774643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51:28.006000000</meta:creation-date>
    <dc:date>2016-02-01T18:22:28.619088082</dc:date>
    <meta:editing-duration>PT3H57M11S</meta:editing-duration>
    <meta:editing-cycles>44</meta:editing-cycles>
    <meta:generator>LibreOffice/4.1.5.3$Linux_X86_64 LibreOffice_project/1c1366bba2ba2b554cd2ca4d87c06da81c05d24</meta:generator>
    <meta:document-statistic meta:table-count="2" meta:cell-count="373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width="0.02cm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10" chart:reverse-direction="false" text:line-break="false" chart:axis-position="0"/>
      <style:graphic-properties svg:stroke-width="0.02cm"/>
      <style:text-properties fo:font-size="11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958cm" svg:height="19.076cm" xlink:href=".." xlink:type="simple" chart:class="chart:scatter" chart:style-name="ch1">
        <chart:title svg:x="11.336cm" svg:y="0.517cm" chart:style-name="ch2">
          <text:p>Diagramme d'avancement des tâches</text:p>
        </chart:title>
        <chart:legend svg:x="27.127cm" svg:y="7.311cm" style:legend-expansion="custom" chartooo:width="3.632cm" chartooo:height="3.064cm" style:legend-expansion-aspect-ratio="1.18537859007833" chart:style-name="ch3"/>
        <chart:plot-area chart:style-name="ch4" table:cell-range-address="Feuille1.D2:Feuille1.D13 Feuille1.F2:Feuille1.G13 Feuille1.G1:Feuille1.G1 Feuille1.J1:Feuille1.J13" chart:data-source-has-labels="both" svg:x="3.368cm" svg:y="2.356cm" svg:width="23.13cm" svg:height="15.384cm">
          <chartooo:coordinate-region svg:x="4.254cm" svg:y="2.356cm" svg:width="22.032cm" svg:height="14.684cm"/>
          <chart:axis chart:dimension="x" chart:name="primary-x" chart:style-name="ch5" chartooo:axis-type="auto">
            <chart:title svg:x="12.971cm" svg:y="18.122cm" chart:style-name="ch6">
              <text:p>Semaines de travail</text:p>
            </chart:title>
            <chart:categories table:cell-range-address="Feuille1.D2:Feuille1.D13"/>
            <chart:grid chart:style-name="ch7" chart:class="major"/>
          </chart:axis>
          <chart:axis chart:dimension="y" chart:name="primary-y" chart:style-name="ch8">
            <chart:title svg:x="1.93cm" svg:y="11.309cm" chart:style-name="ch9">
              <text:p>Avancement</text:p>
            </chart:title>
            <chart:grid chart:style-name="ch7" chart:class="major"/>
          </chart:axis>
          <chart:series chart:style-name="ch10" chart:values-cell-range-address="Feuille1.G2:Feuille1.G13" chart:label-cell-address="Feuille1.G1:Feuille1.G1" chart:class="chart:scatter">
            <chart:domain table:cell-range-address="Feuille1.F2:Feuille1.F13"/>
            <chart:data-point chart:repeated="12"/>
          </chart:series>
          <chart:series chart:style-name="ch11" chart:values-cell-range-address="Feuille1.J2:Feuille1.J13" chart:label-cell-address="Feuille1.J1:Feuille1.J1" chart:class="chart:scatter">
            <chart:domain table:cell-range-address="Feuille1.H2:Feuille1.H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Avancement cumulé</text:p>
                <draw:g>
                  <svg:desc>Feuille1.G1:Feuille1.G1</svg:desc>
                </draw:g>
              </table:table-cell>
              <table:table-cell office:value-type="string">
                <text:p>Colonne H</text:p>
              </table:table-cell>
              <table:table-cell office:value-type="string">
                <text:p>Avancement réalisé cumulé</text:p>
                <draw:g>
                  <svg:desc>Feuille1.J1:Feui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/11/15 – 20/11/15</text:p>
                <draw:g>
                  <svg:desc>Feuille1.D2:Feuille1.D13</svg:desc>
                </draw:g>
              </table:table-cell>
              <table:table-cell office:value-type="float" office:value="0">
                <text:p>0</text:p>
                <draw:g>
                  <svg:desc>Feuille1.F2:Feuille1.F13</svg:desc>
                </draw:g>
              </table:table-cell>
              <table:table-cell office:value-type="float" office:value="0">
                <text:p>0</text:p>
                <draw:g>
                  <svg:desc>Feuille1.G2:Feuille1.G13</svg:desc>
                </draw:g>
              </table:table-cell>
              <table:table-cell office:value-type="float" office:value="0">
                <text:p>0</text:p>
                <draw:g>
                  <svg:desc>Feuille1.H2:Feuille1.H13</svg:desc>
                </draw:g>
              </table:table-cell>
              <table:table-cell office:value-type="float" office:value="0">
                <text:p>0</text:p>
                <draw:g>
                  <svg:desc>Feuille1.J2:Feuille1.J13</svg:desc>
                </draw:g>
              </table:table-cell>
            </table:table-row>
            <table:table-row>
              <table:table-cell office:value-type="string">
                <text:p>15/12/15 – 18/12/15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/12/15 – 24/12/15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/12/15 – 31/12/15</text:p>
              </table:table-cell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/01/16 – 22/01/16</text:p>
              </table:table-cell>
              <table:table-cell office:value-type="float" office:value="22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/01/16 – 29/01/16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/02/16 – 19/02/16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/02/16 – 26/02/16</text:p>
              </table:table-cell>
              <table:table-cell office:value-type="float" office:value="37">
                <text:p>37</text:p>
              </table:table-cell>
              <table:table-cell office:value-type="float" office:value="85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7/03/16 – 11/03/16</text:p>
              </table:table-cell>
              <table:table-cell office:value-type="float" office:value="41">
                <text:p>41</text:p>
              </table:table-cell>
              <table:table-cell office:value-type="float" office:value="91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/03/16 – 18/03/16</text:p>
              </table:table-cell>
              <table:table-cell office:value-type="float" office:value="45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104">
                <text:p>10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5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 draw:fit-to-size="false" draw:fit-to-contour="true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svg:stroke-color="#ff0000" draw:textarea-horizontal-align="center" draw:textarea-vertical-align="middle"/>
    </style:style>
    <style:style style:name="gr4" style:family="graphic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paragraph-properties fo:text-align="center"/>
      <style:text-properties fo:font-size="24pt"/>
    </style:style>
    <style:style style:name="T1" style:family="text">
      <style:text-properties fo:font-size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31.677cm" svg:height="21.878cm" xlink:href=".." xlink:type="simple" chart:class="chart:scatter" chart:style-name="ch1">
        <chart:title svg:x="14.538cm" svg:y="0.573cm" chart:style-name="ch2">
          <text:p>Avancement</text:p>
        </chart:title>
        <chart:legend chart:legend-position="end" svg:x="29.195cm" svg:y="10.391cm" style:legend-expansion="high" chart:style-name="ch3"/>
        <chart:plot-area chart:style-name="ch4" table:cell-range-address="Feuille1_2.C74:Feuille1_2.C84 Feuille1_2.I74:Feuille1_2.I84 Feuille1_2.M85:Feuille1_2.M85 Feuille1_2.L74:Feuille1_2.L84 Feuille1_2.E85:Feuille1_2.E85 Feuille1_2.E2:Feuille1_2.E12" chart:data-source-has-labels="both" svg:x="1.706cm" svg:y="2.72cm" svg:width="26.257cm" svg:height="17.538cm">
          <chartooo:coordinate-region svg:x="2.83cm" svg:y="2.92cm" svg:width="24.946cm" svg:height="16.691cm"/>
          <chart:axis chart:dimension="x" chart:name="primary-x" chart:style-name="ch5" chartooo:axis-type="auto">
            <chart:title svg:x="14.129cm" svg:y="20.695cm" chart:style-name="ch6">
              <text:p>Semaine</text:p>
            </chart:title>
            <chart:categories table:cell-range-address="Feuille1_2.C74:Feuille1_2.C84"/>
          </chart:axis>
          <chart:axis chart:dimension="y" chart:name="primary-y" chart:style-name="ch7">
            <chart:title svg:x="0.513cm" svg:y="12.472cm" chart:style-name="ch8">
              <text:p>Pourcentage</text:p>
            </chart:title>
            <chart:grid chart:style-name="ch9" chart:class="major"/>
          </chart:axis>
          <chart:series chart:style-name="ch10" chart:values-cell-range-address="Feuille1_2.L74:Feuille1_2.L84" chart:label-cell-address="Feuille1_2.M85:Feuille1_2.M85" chart:class="chart:scatter">
            <chart:domain table:cell-range-address="Feuille1_2.I74:Feuille1_2.I84"/>
            <chart:data-point chart:repeated="11"/>
          </chart:series>
          <chart:series chart:style-name="ch11" chart:values-cell-range-address="Feuille1_2.E2:Feuille1_2.E12" chart:label-cell-address="Feuille1_2.E85:Feuille1_2.E85" chart:class="chart:scatter">
            <chart:domain table:cell-range-address="Feuille1_2.G2:Feuille1_2.G12"/>
            <chart:data-point chart:repeated="11"/>
          </chart:series>
          <chart:wall chart:style-name="ch12"/>
          <chart:floor chart:style-name="ch13"/>
        </chart:plot-area>
        <draw:rect draw:style-name="gr1" draw:text-style-name="P1" svg:width="5.018cm" svg:height="1.036cm" svg:x="3.369cm" svg:y="14.955cm">
          <text:p text:style-name="P1">2.Conception</text:p>
        </draw:rect>
        <draw:line draw:style-name="gr2" draw:text-style-name="P1" svg:x1="7.451cm" svg:y1="15.991cm" svg:x2="8.387cm" svg:y2="16.598cm">
          <text:p/>
        </draw:line>
        <draw:rect draw:style-name="gr1" draw:text-style-name="P1" svg:width="5.581cm" svg:height="2.01cm" svg:x="3.985cm" svg:y="10.14cm">
          <text:p text:style-name="P1">3.Réalisation noyau</text:p>
          <text:p text:style-name="P1">minimal fonctionnel</text:p>
        </draw:rect>
        <draw:line draw:style-name="gr2" draw:text-style-name="P1" svg:x1="12.309cm" svg:y1="11.046cm" svg:x2="9.566cm" svg:y2="11.023cm">
          <text:p/>
        </draw:line>
        <draw:rect draw:style-name="gr1" draw:text-style-name="P1" svg:width="4.299cm" svg:height="1.95cm" svg:x="3.882cm" svg:y="12.804cm">
          <text:p text:style-name="P1">4.Interface</text:p>
          <text:p text:style-name="P1">minimale</text:p>
        </draw:rect>
        <draw:line draw:style-name="gr2" draw:text-style-name="P1" svg:x1="11.97cm" svg:y1="15.034cm" svg:x2="8.215cm" svg:y2="13.44cm">
          <text:p/>
        </draw:line>
        <draw:rect draw:style-name="gr1" draw:text-style-name="P1" svg:width="10.357cm" svg:height="2.219cm" svg:x="15.116cm" svg:y="14.921cm">
          <text:p text:style-name="P1">5.Amélioration IHM</text:p>
          <text:p text:style-name="P1">Choix des courbes</text:p>
        </draw:rect>
        <draw:line draw:style-name="gr2" draw:text-style-name="P1" svg:x1="20.483cm" svg:y1="14.921cm" svg:x2="15.071cm" svg:y2="10.833cm">
          <text:p/>
        </draw:line>
        <draw:rect draw:style-name="gr1" draw:text-style-name="P1" svg:width="5.961cm" svg:height="1.939cm" svg:x="7.313cm" svg:y="7.724cm">
          <text:p text:style-name="P1">6.Ajout</text:p>
          <text:p text:style-name="P1">fonctionnalités</text:p>
        </draw:rect>
        <draw:line draw:style-name="gr2" draw:text-style-name="P1" svg:x1="15.178cm" svg:y1="9.609cm" svg:x2="13.274cm" svg:y2="8.839cm">
          <text:p/>
        </draw:line>
        <draw:rect draw:style-name="gr1" draw:text-style-name="P1" svg:width="7.902cm" svg:height="1.954cm" svg:x="18.334cm" svg:y="11.254cm">
          <text:p text:style-name="P1">7.Amélioration</text:p>
          <text:p text:style-name="P1">IHM Paramètres</text:p>
        </draw:rect>
        <draw:line draw:style-name="gr2" draw:text-style-name="P1" svg:x1="20.483cm" svg:y1="11.254cm" svg:x2="19.169cm" svg:y2="7.773cm">
          <text:p/>
        </draw:line>
        <draw:rect draw:style-name="gr1" draw:text-style-name="P1" svg:width="8.422cm" svg:height="1.958cm" svg:x="9.392cm" svg:y="5.274cm">
          <text:p text:style-name="P1">8.Dessin à main</text:p>
          <text:p text:style-name="P1">levée méridienne</text:p>
        </draw:rect>
        <draw:line draw:style-name="gr2" draw:text-style-name="P1" svg:x1="17.672cm" svg:y1="8.218cm" svg:x2="17.017cm" svg:y2="7.232cm">
          <text:p/>
        </draw:line>
        <draw:rect draw:style-name="gr1" draw:text-style-name="P1" svg:width="5.234cm" svg:height="1.985cm" svg:x="22.267cm" svg:y="8.38cm">
          <text:p text:style-name="P1">9.Gestion de</text:p>
          <text:p text:style-name="P1">données</text:p>
        </draw:rect>
        <draw:line draw:style-name="gr2" draw:text-style-name="P1" svg:x1="24.641cm" svg:y1="8.38cm" svg:x2="22.199cm" svg:y2="6.938cm">
          <text:p/>
        </draw:line>
        <draw:rect draw:style-name="gr1" draw:text-style-name="P1" svg:width="11.576cm" svg:height="2.034cm" svg:x="10.432cm" svg:y="1.815cm">
          <text:p text:style-name="P1">10.Amélioration de l'IHM </text:p>
          <text:p text:style-name="P1">Rentrer des formules</text:p>
        </draw:rect>
        <draw:line draw:style-name="gr2" draw:text-style-name="P1" svg:x1="20.648cm" svg:y1="3.849cm" svg:x2="23.624cm" svg:y2="5.825cm">
          <text:p/>
        </draw:line>
        <draw:rect draw:style-name="gr1" draw:text-style-name="P1" svg:width="7.382cm" svg:height="2.231cm" svg:x="24.122cm" svg:y="1.566cm">
          <text:p text:style-name="P1">11.Ajout des courbes</text:p>
          <text:p text:style-name="P1">par l'utilisateur</text:p>
        </draw:rect>
        <draw:line draw:style-name="gr2" draw:text-style-name="P1" svg:x1="25.577cm" svg:y1="3.797cm" svg:x2="26.35cm" svg:y2="5.13cm">
          <text:p/>
        </draw:line>
        <draw:line draw:style-name="gr3" draw:text-style-name="P1" svg:x1="19.348cm" svg:y1="10.123cm" svg:x2="19.859cm" svg:y2="11.254cm">
          <text:p/>
        </draw:line>
        <draw:custom-shape draw:style-name="gr4" draw:text-style-name="P2" svg:width="1.872cm" svg:height="0.975cm" svg:x="7.451cm" svg:y="16.132cm">
          <text:p><text:span text:style-name="T1">J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svg:width="1.872cm" svg:height="0.975cm" svg:x="11.298cm" svg:y="10.452cm">
          <text:p><text:span text:style-name="T1">J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svg:width="1.872cm" svg:height="0.975cm" svg:x="14.383cm" svg:y="9.31cm">
          <text:p><text:span text:style-name="T1">J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svg:width="1.872cm" svg:height="0.975cm" svg:x="18.345cm" svg:y="7.192cm">
          <text:p><text:span text:style-name="T1">J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svg:width="1.872cm" svg:height="0.975cm" svg:x="22.685cm" svg:y="5.175cm">
          <text:p><text:span text:style-name="T1">J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svg:width="1.872cm" svg:height="0.975cm" svg:x="25.577cm" svg:y="4.47cm">
          <text:p><text:span text:style-name="T1">J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svg:x1="13.263cm" svg:y1="8.312cm" svg:x2="22.074cm" svg:y2="8.99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Réalisé</text:p>
                <draw:g>
                  <svg:desc>Feuille1_2.M85:Feuille1_2.M85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Prévue</text:p>
                <draw:g>
                  <svg:desc>Feuille1_2.E85:Feuille1_2.E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03/16</text:p>
                <draw:g>
                  <svg:desc>Feuille1_2.C74:Feuille1_2.C84</svg:desc>
                </draw:g>
              </table:table-cell>
              <table:table-cell office:value-type="float" office:value="0">
                <text:p>0</text:p>
                <draw:g>
                  <svg:desc>Feuille1_2.I74:Feuille1_2.I84</svg:desc>
                </draw:g>
              </table:table-cell>
              <table:table-cell office:value-type="float" office:value="0.0045">
                <text:p>0.0045</text:p>
                <draw:g>
                  <svg:desc>Feuille1_2.L74:Feuille1_2.L84</svg:desc>
                </draw:g>
              </table:table-cell>
              <table:table-cell office:value-type="float" office:value="0">
                <text:p>0</text:p>
                <draw:g>
                  <svg:desc>Feuille1_2.G2:Feuille1_2.G12</svg:desc>
                </draw:g>
              </table:table-cell>
              <table:table-cell office:value-type="float" office:value="0.01">
                <text:p>0.01</text:p>
                <draw:g>
                  <svg:desc>Feuille1_2.E2:Feuille1_2.E12</svg:desc>
                </draw:g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  <table:table-cell office:value-type="float" office:value="0.2045">
                <text:p>0.2045</text:p>
              </table:table-cell>
              <table:table-cell office:value-type="float" office:value="8">
                <text:p>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/01/16</text:p>
              </table:table-cell>
              <table:table-cell office:value-type="float" office:value="14">
                <text:p>14</text:p>
              </table:table-cell>
              <table:table-cell office:value-type="float" office:value="0.3145">
                <text:p>0.3145</text:p>
              </table:table-cell>
              <table:table-cell office:value-type="float" office:value="13">
                <text:p>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6">
                <text:p>16</text:p>
              </table:table-cell>
              <table:table-cell office:value-type="float" office:value="0.6145">
                <text:p>0.6145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9">
                <text:p>19</text:p>
              </table:table-cell>
              <table:table-cell office:value-type="float" office:value="0.6345">
                <text:p>0.6345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3">
                <text:p>23</text:p>
              </table:table-cell>
              <table:table-cell office:value-type="float" office:value="0.6845">
                <text:p>0.6845</text:p>
              </table:table-cell>
              <table:table-cell office:value-type="float" office:value="17">
                <text:p>1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3">
                <text:p>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7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33">
                <text:p>33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